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left="-0.0034in" fo:margin-right="0in" style:page-number="1">
        <style:tab-stops/>
      </style:paragraph-properties>
    </style:style>
    <style:style style:name="T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3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4" style:parent-style-name="DefaultParagraphFont" style:family="text">
      <style:text-properties style:font-name="Times New Roman" style:font-name-complex="Times New Roman" fo:color="#000000" fo:font-size="11pt" style:font-size-asian="11pt" style:font-size-complex="11pt" fo:language="vi" fo:country="VN"/>
    </style:style>
    <style:style style:name="T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6" style:parent-style-name="DefaultParagraphFont" style:family="text">
      <style:text-properties style:font-name="Times New Roman" style:font-name-complex="Times New Roman" fo:color="#000000" fo:font-size="11pt" style:font-size-asian="11pt" style:font-size-complex="11pt" fo:language="vi" fo:country="VN"/>
    </style:style>
    <style:style style:name="T7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8" style:parent-style-name="DefaultParagraphFont" style:family="text">
      <style:text-properties style:font-name="Times New Roman" style:font-name-complex="Times New Roman" fo:color="#000000" fo:font-size="11pt" style:font-size-asian="11pt" style:font-size-complex="11pt" fo:language="vi" fo:country="VN"/>
    </style:style>
    <style:style style:name="T9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0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1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3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6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7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8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9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20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21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2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23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2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2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26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27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28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29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30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31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3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33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3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3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36" style:parent-style-name="Standard" style:family="paragraph">
      <style:text-properties style:font-name="Times New Roman" style:font-name-complex="Times New Roman" fo:color="#000000" fo:font-size="11pt" style:font-size-asian="11pt" style:font-size-complex="11pt"/>
    </style:style>
    <style:style style:name="P37" style:parent-style-name="Standard" style:family="paragraph">
      <style:paragraph-properties fo:margin-left="0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38" style:parent-style-name="Standard" style:family="paragraph">
      <style:paragraph-properties fo:margin-left="0in" fo:margin-right="0in">
        <style:tab-stops/>
      </style:paragraph-properties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P39" style:parent-style-name="Standard" style:family="paragraph">
      <style:paragraph-properties fo:margin-left="-0.0034in" fo:margin-right="0in">
        <style:tab-stops/>
      </style:paragraph-properties>
    </style:style>
    <style:style style:name="T40" style:parent-style-name="DefaultParagraphFont" style:family="text"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P41" style:parent-style-name="Standard" style:family="paragraph">
      <style:paragraph-properties fo:margin-left="-0.0034in" fo:margin-right="0in">
        <style:tab-stops/>
      </style:paragraph-properties>
    </style:style>
    <style:style style:name="T4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43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44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45" style:parent-style-name="Standard" style:family="paragraph">
      <style:paragraph-properties fo:margin-left="0in" fo:margin-right="0in">
        <style:tab-stops/>
      </style:paragraph-properties>
    </style:style>
    <style:style style:name="T46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47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48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49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50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51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52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53" style:parent-style-name="Standard" style:family="paragraph">
      <style:paragraph-properties fo:margin-left="-0.0034in" fo:margin-right="0in">
        <style:tab-stops/>
      </style:paragraph-properties>
    </style:style>
    <style:style style:name="T5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5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56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57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58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59" style:parent-style-name="Standard" style:family="paragraph">
      <style:paragraph-properties fo:margin-left="-0.0034in" fo:margin-right="0in">
        <style:tab-stops/>
      </style:paragraph-properties>
    </style:style>
    <style:style style:name="T60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61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62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63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64" style:parent-style-name="Standard" style:family="paragraph">
      <style:paragraph-properties fo:margin-left="-0.0034in" fo:margin-right="0in">
        <style:tab-stops/>
      </style:paragraph-properties>
    </style:style>
    <style:style style:name="T6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66" style:parent-style-name="DefaultParagraphFont" style:family="text">
      <style:text-properties style:font-name="Times New Roman" style:font-name-complex="Times New Roman" fo:color="#000000" fo:font-size="11pt" style:font-size-asian="11pt" style:font-size-complex="11pt" fo:language="vi" fo:country="VN"/>
    </style:style>
    <style:style style:name="T67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68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69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70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71" style:parent-style-name="Standard" style:family="paragraph">
      <style:paragraph-properties fo:margin-left="-0.0034in" fo:margin-right="0in">
        <style:tab-stops/>
      </style:paragraph-properties>
    </style:style>
    <style:style style:name="T7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73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7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75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T76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77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78" style:parent-style-name="Standard" style:family="paragraph">
      <style:paragraph-properties fo:margin-left="-0.0034in" fo:margin-right="0in">
        <style:tab-stops/>
      </style:paragraph-properties>
    </style:style>
    <style:style style:name="T79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80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81" style:parent-style-name="Standard" style:family="paragraph">
      <style:paragraph-properties fo:margin-left="-0.0034in" fo:margin-right="0in">
        <style:tab-stops/>
      </style:paragraph-properties>
    </style:style>
    <style:style style:name="T82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83" style:parent-style-name="DefaultParagraphFont" style:family="text">
      <style:text-properties style:font-name="Times New Roman" style:font-name-complex="Times New Roman" fo:color="#000000" fo:font-size="11pt" style:font-size-asian="11pt" style:font-size-complex="11pt" fo:language="vi" fo:country="VN"/>
    </style:style>
    <style:style style:name="T84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85" style:parent-style-name="DefaultParagraphFont" style:family="text">
      <style:text-properties style:font-name="Times New Roman" style:font-name-complex="Times New Roman" fo:color="#000000" fo:font-size="11pt" style:font-size-asian="11pt" style:font-size-complex="11pt" fo:language="vi" fo:country="VN"/>
    </style:style>
    <style:style style:name="T86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87" style:parent-style-name="Standard" style:family="paragraph">
      <style:paragraph-properties fo:margin-left="-0.0034in" fo:margin-right="0in">
        <style:tab-stops/>
      </style:paragraph-properties>
    </style:style>
    <style:style style:name="T88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89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90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91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92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93" style:parent-style-name="Standard" style:family="paragraph">
      <style:paragraph-properties fo:margin-left="-0.0034in" fo:margin-right="0in">
        <style:tab-stops/>
      </style:paragraph-properties>
    </style:style>
    <style:style style:name="T94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95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96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97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98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99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00" style:parent-style-name="Standard" style:family="paragraph">
      <style:paragraph-properties fo:margin-left="-0.0034in" fo:margin-right="0in">
        <style:tab-stops/>
      </style:paragraph-properties>
    </style:style>
    <style:style style:name="T101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02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03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04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T10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06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107" style:parent-style-name="Standard" style:family="paragraph">
      <style:paragraph-properties fo:margin-left="-0.0034in" fo:margin-right="0in">
        <style:tab-stops/>
      </style:paragraph-properties>
    </style:style>
    <style:style style:name="T108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109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10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11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12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13" style:parent-style-name="Standard" style:family="paragraph">
      <style:paragraph-properties fo:margin-left="-0.0034in" fo:margin-right="0in">
        <style:tab-stops/>
      </style:paragraph-properties>
    </style:style>
    <style:style style:name="T11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1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16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17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118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19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20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21" style:parent-style-name="Standard" style:family="paragraph">
      <style:paragraph-properties fo:margin-left="-0.0034in" fo:margin-right="0in">
        <style:tab-stops/>
      </style:paragraph-properties>
    </style:style>
    <style:style style:name="T12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23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2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2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26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127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28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29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30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P131" style:parent-style-name="Standard" style:family="paragraph">
      <style:paragraph-properties fo:margin-left="-0.0034in" fo:margin-right="0in">
        <style:tab-stops/>
      </style:paragraph-properties>
    </style:style>
    <style:style style:name="T13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33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134" style:parent-style-name="Standard" style:family="paragraph">
      <style:paragraph-properties fo:margin-left="-0.0034in" fo:margin-right="0in">
        <style:tab-stops/>
      </style:paragraph-properties>
    </style:style>
    <style:style style:name="T135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36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37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38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39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140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41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P142" style:parent-style-name="Standard" style:family="paragraph">
      <style:paragraph-properties fo:margin-left="-0.0034in" fo:margin-right="0in">
        <style:tab-stops/>
      </style:paragraph-properties>
    </style:style>
    <style:style style:name="T143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44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45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46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47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T148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149" style:parent-style-name="Standard" style:family="paragraph">
      <style:paragraph-properties fo:margin-left="0in" fo:margin-right="0in">
        <style:tab-stops/>
      </style:paragraph-properties>
    </style:style>
    <style:style style:name="T150" style:parent-style-name="DefaultParagraphFont" style:family="text"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T151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T15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53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54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P155" style:parent-style-name="Standard" style:family="paragraph">
      <style:paragraph-properties fo:margin-left="0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56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P157" style:parent-style-name="Standard" style:family="paragraph">
      <style:paragraph-properties fo:margin-left="-0.0034in" fo:margin-right="0in">
        <style:tab-stops/>
      </style:paragraph-properties>
    </style:style>
    <style:style style:name="T158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T159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 fo:language="vi" fo:country="VN"/>
    </style:style>
    <style:style style:name="T160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</office:automatic-styles>
  <office:body>
    <office:text text:use-soft-page-breaks="true">
      <text:p text:style-name="P1"><text:span text:style-name="T2">Tien La</text:span><text:span text:style-name="T3">,<text:s/></text:span><text:span text:style-name="T4">...</text:span><text:span text:style-name="T5">@gmail.com | t.me/</text:span><text:span text:style-name="T6">...</text:span><text:span text:style-name="T7"><text:s/>| linkedin.com/in/lavantien | github.com/lavantien | +</text:span><text:span text:style-name="T8">...</text:span></text:p>
      <text:p text:style-name="Standard"><text:span text:style-name="T9">Proficient = [</text:span><text:span text:style-name="T10">Go</text:span><text:span text:style-name="T11">,<text:s/></text:span><text:span text:style-name="T12">Rust</text:span><text:span text:style-name="T13">,<text:s/></text:span><text:span text:style-name="T14">Lua</text:span><text:span text:style-name="T15">,<text:s/></text:span><text:span text:style-name="T16">Java</text:span><text:span text:style-name="T17">,<text:s/></text:span><text:span text:style-name="T18">JavaScript</text:span><text:span text:style-name="T19">,<text:s/></text:span><text:span text:style-name="T20">NextJS</text:span><text:span text:style-name="T21">,<text:s/></text:span><text:span text:style-name="T22">Postgres</text:span><text:span text:style-name="T23">,<text:s/></text:span><text:span text:style-name="T24">Mongo</text:span><text:span text:style-name="T25">,<text:s/></text:span><text:span text:style-name="T26">Docker</text:span><text:span text:style-name="T27">,<text:s/></text:span><text:span text:style-name="T28">REST</text:span><text:span text:style-name="T29">,<text:s/></text:span><text:span text:style-name="T30">GRPC</text:span><text:span text:style-name="T31">,<text:s/></text:span><text:span text:style-name="T32">Linux</text:span><text:span text:style-name="T33">,<text:s/></text:span><text:span text:style-name="T34">Vim</text:span><text:span text:style-name="T35">]</text:span></text:p>
      <text:p text:style-name="P36">Domains = [Critical, Edge, Cryptography, Anthropology, Healthcare, Logistics, Infrastructure, Commerce]</text:p>
      <text:p text:style-name="P37">Avoidances = [Gambling, Weapon, Beverages, Dating, Media, Property, Advertisement, Web3]</text:p>
      <text:p text:style-name="P38"/>
      <text:p text:style-name="P39"><text:span text:style-name="T40">CAREER.</text:span></text:p>
      <text:p text:style-name="P41"><text:span text:style-name="T42">Remote Freelance Developer - Cariyaputta</text:span><text:span text:style-name="T43">, 11/2022 – Present</text:span><text:span text:style-name="T44">.</text:span></text:p>
      <text:p text:style-name="P45"><text:span text:style-name="T46">* Various Projects &amp; Dotfiles.</text:span></text:p>
      <text:p text:style-name="P47">- Design &amp; develop blazingly fast custom REST APIs, dev pipelines, &amp; game servers in Go, Java, &amp; Rust.</text:p>
      <text:p text:style-name="P48">- Create custom MVPs, prototype web apps, &amp; clones in React, NextJS, TailwindCSS, Mongo, &amp; Firebase.</text:p>
      <text:p text:style-name="P49">- Write setup, benchmark, &amp; profile scripts for Linux &amp; optimize Neovim dev environment, &amp; Dotfiles in Lua &amp; Bash.</text:p>
      <text:p text:style-name="P50">- Research &amp; create practical applications of functional programming, concurrency, &amp; parallelism in Go &amp; JavaScript.</text:p>
      <text:p text:style-name="P51">- Research &amp; implement edge computing platforms, distributed systems, &amp; genetic algorithms in C++ &amp; Go.</text:p>
      <text:p text:style-name="P52">- Design &amp; implement libraries for cryptography &amp; embedded systems in C. Compile wikis &amp; documentations.</text:p>
      <text:p text:style-name="P53"><text:span text:style-name="T54">Remote Backend Engineer -</text:span><text:span text:style-name="T55"><text:s/></text:span><text:span text:style-name="T56">NTQ Solution</text:span><text:span text:style-name="T57">, 01/2022 – 10/2022</text:span><text:span text:style-name="T58">.</text:span></text:p>
      <text:p text:style-name="P59"><text:span text:style-name="T60">* Project Dropezy &amp; Sayang.</text:span></text:p>
      <text:p text:style-name="P61">- Thoroughly profiling &amp; optimizing services/infrastructures for production release; successfully shipping the products.</text:p>
      <text:p text:style-name="P62">- Create new &amp; optimize existing MongoDB queries &amp; aggregates; Write a lot of unit tests for 90% code coverage.</text:p>
      <text:p text:style-name="P63">- Improve Go code base with more streamlined structure, apply generics &amp; fuzzy tests. Fix Flutter cloud emulator.</text:p>
      <text:p text:style-name="P64"><text:span text:style-name="T65">- Design &amp; implement big data importer in Go</text:span><text:span text:style-name="T66">, Java</text:span><text:span text:style-name="T67"><text:s/>&amp; JavaScript, migrate data from CSVs to Firebase &amp; MongoDB.</text:span></text:p>
      <text:p text:style-name="P68">- Design &amp; write Customer &amp; Fraud Detection GRPC services in Go; optimize performance of Back Office services.</text:p>
      <text:p text:style-name="P69">- Design &amp; write Order &amp; Task GRPC services in Go; integrate REST APIs with shipping vendors in Go.</text:p>
      <text:p text:style-name="P70">- Mentor junior colleagues, define standard documentations, work with cross-functional teams in Figma &amp; GCP.</text:p>
      <text:p text:style-name="P71"><text:span text:style-name="T72">Remote Backend Engineer -</text:span><text:span text:style-name="T73"><text:s/></text:span><text:span text:style-name="T74">Monster Pixel</text:span><text:span text:style-name="T75">,<text:s/></text:span><text:span text:style-name="T76">08/2021 – 12/2021</text:span><text:span text:style-name="T77">.</text:span></text:p>
      <text:p text:style-name="P78"><text:span text:style-name="T79">* Project Ackio Mesh.</text:span></text:p>
      <text:p text:style-name="P80">- Design, research, document, write &amp; setup infrastructure for an MVP edge computing embedded system.</text:p>
      <text:p text:style-name="P81"><text:span text:style-name="T82">- Using Go, Java</text:span><text:span text:style-name="T83">,<text:s/></text:span><text:span text:style-name="T84">Python, AWS &amp;</text:span><text:span text:style-name="T85"><text:s/>CNCF</text:span><text:span text:style-name="T86">’s technologies such as EdgeX &amp; Docker Compose.</text:span></text:p>
      <text:p text:style-name="P87"><text:span text:style-name="T88">Backend Engineer -</text:span><text:span text:style-name="T89"><text:s/></text:span><text:span text:style-name="T90">FPT Software Ho Chi Minh</text:span><text:span text:style-name="T91">, 07/2020 – 12/2020</text:span><text:span text:style-name="T92">.</text:span></text:p>
      <text:p text:style-name="P93"><text:span text:style-name="T94">* Project ETCC E-470 &amp; Halliburton Baroid.</text:span></text:p>
      <text:p text:style-name="P95">- Pair-programming a Go FTP server, with RabbitMQ, Kafka &amp; MinIO to pre-processing data for AI ML.</text:p>
      <text:p text:style-name="P96">- Implement &amp; optimize Trip Building &amp; Toll Calculation micro-services in Java 8, Spring Boot, &amp; Kafka.</text:p>
      <text:p text:style-name="P97">- Implement BackOffice UI &amp; logic with CUBA, PostgreSQL, &amp; Kafka.</text:p>
      <text:p text:style-name="P98">- Write extensive unit tests matching ISO standards; Fix GCP Kubernetes deployment scripts.</text:p>
      <text:p text:style-name="P99">- Design overall system architecture &amp; write Detailed Design Documents &amp; BPMNs.</text:p>
      <text:p text:style-name="P100"><text:span text:style-name="T101">Fullstack Engineer -</text:span><text:span text:style-name="T102"><text:s/></text:span><text:span text:style-name="T103">PALTECH Company Limited</text:span><text:span text:style-name="T104">,<text:s/></text:span><text:span text:style-name="T105">10/2018 – 02/2019 (internship), 02/2019 – 03/2020</text:span><text:span text:style-name="T106">.</text:span></text:p>
      <text:p text:style-name="P107"><text:span text:style-name="T108">* Project FairExchange.</text:span></text:p>
      <text:p text:style-name="P109">- Migrate from legacy JavaEE &amp; Spring MVC to Java 8 &amp; Spring Boot, from AngularJS to Angular with TypeScript.</text:p>
      <text:p text:style-name="P110">- Design &amp; implement end-to-end APIs from database design to frontend in Java 8 &amp; Spring Boot, or Go.</text:p>
      <text:p text:style-name="P111">- Design &amp; write high performance Blackjack &amp; Bullseye Roulette HTML web games.</text:p>
      <text:p text:style-name="P112">- Write Back Office responsive mobile-first frontend in Angular; design &amp; implement its API &amp; db in Spring Boot.</text:p>
      <text:p text:style-name="P113"><text:span text:style-name="T114">Tech Lead -</text:span><text:span text:style-name="T115"><text:s/></text:span><text:span text:style-name="T116">Team 6789</text:span><text:span text:style-name="T117"><text:s/>(3 members), 08/2017 – 10/2018.</text:span></text:p>
      <text:p text:style-name="P118">* Project SumoBot, LineBot, &amp; MazeBot.</text:p>
      <text:p text:style-name="P119">- Design &amp; create robots’ structures &amp; firmwares in C; optimize algorithms for accuracy &amp; power saving; AWS IoT.</text:p>
      <text:p text:style-name="P120">- Coach software engineering for team members &amp; students.</text:p>
      <text:p text:style-name="P121"><text:span text:style-name="T122">Remote Game Developer -</text:span><text:span text:style-name="T123"><text:s/></text:span><text:span text:style-name="T124">Epic War</text:span><text:span text:style-name="T125">, 08/2007 – 08/2015</text:span><text:span text:style-name="T126">.</text:span></text:p>
      <text:p text:style-name="P127">- Design &amp; write custom WarCraft 3 maps &amp; mods for paid clients in Jass, vJass (OOP Jass), &amp; Lua.</text:p>
      <text:p text:style-name="P128">- Design &amp; model 3D graphical assets &amp; particle effects in Blender; deliver quality product to clients every month.</text:p>
      <text:p text:style-name="P129"/>
      <text:p text:style-name="P130">EDUCATION.</text:p>
      <text:p text:style-name="P131"><text:span text:style-name="T132">Modern Software Engineering - Self-Taught</text:span><text:span text:style-name="T133">, 2015 – 2025.</text:span></text:p>
      <text:p text:style-name="P134"><text:span text:style-name="T135">Computer Engineering, BEng -</text:span><text:span text:style-name="T136"><text:s/></text:span><text:span text:style-name="T137">University of Information Technology</text:span><text:span text:style-name="T138">, GPA 7.19, drop final thesis, 2015 – 2019</text:span><text:span text:style-name="T139">.</text:span></text:p>
      <text:p text:style-name="P140"/>
      <text:p text:style-name="P141">ACTIVITY.</text:p>
      <text:p text:style-name="P142"><text:span text:style-name="T143">1st Place (undefeated) -</text:span><text:span text:style-name="T144"><text:s/></text:span><text:span text:style-name="T145">Team 6789</text:span><text:span text:style-name="T146"><text:s/>(team of 3),<text:s/></text:span><text:span text:style-name="T147">UIT Sumo Robot 2017</text:span><text:span text:style-name="T148">, Robotic Contest.</text:span></text:p>
      <text:p text:style-name="P149"><text:span text:style-name="T150">Regional ACM-ICPC<text:s/></text:span><text:span text:style-name="T151">participant (team of 3) &amp;<text:s/></text:span><text:span text:style-name="T152">National Highschool Olympiad<text:s/></text:span><text:span text:style-name="T153">participant (solo)</text:span><text:span text:style-name="T154">.</text:span></text:p>
      <text:p text:style-name="P155"/>
      <text:p text:style-name="P156">HOBBIES.</text:p>
      <text:p text:style-name="P157"><text:span text:style-name="T158">Auto Chess Athlete, Anthropologist, Rubiks Player, Chess Player,</text:span><text:span text:style-name="T159"><text:s/>Playing Video Games</text:span><text:span text:style-name="T160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left="0.0069in" fo:text-indent="-0.0069in">
        <style:tab-stops/>
      </style:paragraph-properties>
      <style:text-properties style:font-name="Times New Roman" style:font-name-asian="Times New Roman" style:font-name-complex="Times New Roman" fo:font-weight="bold" style:font-weight-asian="bold" fo:color="#000000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1388in"/>
      <style:text-properties style:font-name="Arial" style:font-name-asian="Arial" style:font-name-complex="Arial" fo:font-size="17pt" style:font-size-asian="17pt" style:font-size-complex="17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1388in"/>
      <style:text-properties style:font-name="Arial" style:font-name-asian="Arial" style:font-name-complex="Arial" fo:font-size="15pt" style:font-size-asian="15pt" style:font-size-complex="15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font-size="13pt" style:font-size-asian="13pt" style:font-size-complex="13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font-size="11pt" style:font-size-asian="11pt" style:font-size-complex="11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009in" fo:margin-left="0.0069in" fo:margin-right="0.0458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margin-top="0.2083in" fo:margin-bottom="0.1388in"/>
      <style:text-properties fo:font-size="24pt" style:font-size-asian="24pt" style:font-size-complex="24pt" fo:hyphenate="false"/>
    </style:style>
    <style:style style:name="Subtitle" style:display-name="Subtitle" style:family="paragraph" style:parent-style-name="Normal" style:next-style-name="Standard">
      <style:paragraph-properties fo:margin-top="0.1388in" fo:margin-bottom="0.1388in"/>
      <style:text-properties fo:hyphenate="false"/>
    </style:style>
    <style:style style:name="ListLabel1" style:display-name="ListLabel 1" style:family="text">
      <style:text-properties fo:color="#0563C1" style:text-underline-type="none" style:text-underline-color="font-color"/>
    </style:style>
    <style:style style:name="Internetlink" style:display-name="Internet link" style:family="text">
      <style:text-properties fo:color="#000080" style:text-underline-type="none" style:text-underline-color="font-color"/>
    </style:style>
    <style:style style:name="ListLabel2" style:display-name="ListLabel 2" style:family="text"/>
    <style:style style:name="ListLabel3" style:display-name="ListLabel 3" style:family="text">
      <style:text-properties fo:color="#1155CC" style:text-underline-type="none" style:text-underline-color="font-color"/>
    </style:style>
    <style:style style:name="Hyperlink" style:display-name="Hyperlink" style:family="text" style:parent-style-name="DefaultParagraphFont">
      <style:text-properties fo:color="#0563C1" style:text-underline-type="none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VisitedInternetLink" style:display-name="Visited Internet Link" style:family="text">
      <style:text-properties fo:color="#800000" style:text-underline-type="none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4597in" fo:margin-left="0.4597in" fo:margin-bottom="0.4597in" fo:margin-right="0.459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lavantien</meta:initial-creator>
    <dc:creator>LA VĂN TIẾN</dc:creator>
    <meta:creation-date>2023-06-08T02:15:00Z</meta:creation-date>
    <dc:date>2023-11-29T07:30:00Z</dc:date>
    <meta:print-date>2023-07-13T14:53:00Z</meta:print-date>
    <meta:template xlink:href="Normal.dotm" xlink:type="simple"/>
    <meta:editing-cycles>237</meta:editing-cycles>
    <meta:editing-duration>PT63120S</meta:editing-duration>
    <meta:document-statistic meta:page-count="1" meta:paragraph-count="8" meta:word-count="647" meta:character-count="4328" meta:row-count="30" meta:non-whitespace-character-count="3689"/>
  </office:meta>
</office:document-meta>
</file>